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795cm" svg:height="18.461cm" svg:x="13.244cm" svg:y="0.266cm">
            <draw:object draw:notify-on-update-of-ranges="Sheet1.B1:Sheet1.B8 Sheet1.A1:Sheet1.A8 Sheet1.B12:Sheet1.B18 Sheet1.A12:Sheet1.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8" calcext:value-type="float">
            <text:p>168</text:p>
          </table:table-cell>
          <table:table-cell table:formula="of:=[.$B1]/[.$A1]"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5" calcext:value-type="float">
            <text:p>155</text:p>
          </table:table-cell>
          <table:table-cell table:formula="of:=[.$B2]/[.$A2]" office:value-type="float" office:value="0.322916666666667" calcext:value-type="float">
            <text:p>0,32291666666666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table:formula="of:=[.$B3]/[.$A3]" office:value-type="float" office:value="0.293478260869565" calcext:value-type="float">
            <text:p>0,2934782608695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7" calcext:value-type="float">
            <text:p>117</text:p>
          </table:table-cell>
          <table:table-cell table:formula="of:=[.$B4]/[.$A4]" office:value-type="float" office:value="0.265909090909091" calcext:value-type="float">
            <text:p>0,26590909090909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8" calcext:value-type="float">
            <text:p>98</text:p>
          </table:table-cell>
          <table:table-cell table:formula="of:=[.$B5]/[.$A5]" office:value-type="float" office:value="0.233333333333333" calcext:value-type="float">
            <text:p>0,2333333333333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 table:formula="of:=[.$B6]/[.$A6]" office:value-type="float" office:value="0.1975" calcext:value-type="float">
            <text:p>0,19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 table:formula="of:=[.$B7]/[.$A7]" office:value-type="float" office:value="0.157894736842105" calcext:value-type="float">
            <text:p>0,15789473684210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" calcext:value-type="float">
            <text:p>57</text:p>
          </table:table-cell>
          <table:table-cell table:formula="of:=[.$B8]/[.$A8]" office:value-type="float" office:value="0.151595744680851" calcext:value-type="float">
            <text:p>0,15159574468085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" calcext:value-type="float">
            <text:p>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2:03:28.701000000</meta:creation-date>
    <dc:date>2022-04-15T12:36:54.583000000</dc:date>
    <meta:editing-duration>PT22M35S</meta:editing-duration>
    <meta:editing-cycles>2</meta:editing-cycles>
    <meta:generator>LibreOffice/7.2.0.4$Windows_X86_64 LibreOffice_project/9a9c6381e3f7a62afc1329bd359cc48accb6435b</meta:generator>
    <meta:document-statistic meta:table-count="1" meta:cell-count="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20" loext:regression-extrapolate-backward="20" chart:regression-type="linear"/>
      <style:graphic-properties svg:stroke-color="#ff4000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796cm" svg:height="18.462cm" xlink:href=".." xlink:type="simple" chart:class="chart:scatter" chart:column-mapping="1" chart:style-name="ch1">
        <chart:legend chart:legend-position="end" svg:x="28.7cm" svg:y="8.185cm" style:legend-expansion="high" chart:style-name="ch2"/>
        <chart:plot-area chart:style-name="ch3" table:cell-range-address="Sheet1.A1:Sheet1.B8 Sheet1.A12:Sheet1.A18" svg:x="0.655cm" svg:y="0.369cm" svg:width="27.39cm" svg:height="17.724cm">
          <chart:coordinate-region svg:x="1.462cm" svg:y="0.568cm" svg:width="26.303cm" svg:height="16.8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8" chart:class="chart:scatter">
            <chart:domain table:cell-range-address="Sheet1.B1:Sheet1.B8"/>
            <chart:regression-curve chart:style-name="ch8">
              <chart:equation chart:display-equation="true" chart:display-r-square="false"/>
            </chart:regression-curve>
            <chart:data-point chart:repeated="8"/>
          </chart:series>
          <chart:series chart:style-name="ch9" chart:values-cell-range-address="Sheet1.A12:Sheet1.A18" chart:class="chart:scatter">
            <chart:domain table:cell-range-address="Sheet1.B12:Sheet1.B18"/>
            <chart:regression-curve chart:style-name="ch10">
              <chart:equation chart:display-equation="true" chart:display-r-square="false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8">
                <text:p>168</text:p>
                <draw:g>
                  <svg:desc>Sheet1.B1:Sheet1.B8</svg:desc>
                </draw:g>
              </table:table-cell>
              <table:table-cell office:value-type="float" office:value="500">
                <text:p>500</text:p>
                <draw:g>
                  <svg:desc>Sheet1.A1:Sheet1.A8</svg:desc>
                </draw:g>
              </table:table-cell>
              <table:table-cell office:value-type="float" office:value="123">
                <text:p>123</text:p>
                <draw:g>
                  <svg:desc>Sheet1.B12:Sheet1.B18</svg:desc>
                </draw:g>
              </table:table-cell>
              <table:table-cell office:value-type="float" office:value="455">
                <text:p>455</text:p>
                <draw:g>
                  <svg:desc>Sheet1.A12:Sheet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">
                <text:p>155</text:p>
              </table:table-cell>
              <table:table-cell office:value-type="float" office:value="480">
                <text:p>480</text:p>
              </table:table-cell>
              <table:table-cell office:value-type="float" office:value="107">
                <text:p>10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460">
                <text:p>460</text:p>
              </table:table-cell>
              <table:table-cell office:value-type="float" office:value="91">
                <text:p>9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440">
                <text:p>440</text:p>
              </table:table-cell>
              <table:table-cell office:value-type="float" office:value="73">
                <text:p>7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80">
                <text:p>380</text:p>
              </table:table-cell>
              <table:table-cell office:value-type="float" office:value="57">
                <text:p>5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